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TP74</text:p>
          </table:table-cell>
          <table:table-cell office:value-type="string">
            <text:p>10min</text:p>
          </table:table-cell>
          <table:table-cell table:number-columns-repeated="4"/>
          <table:table-cell office:value-type="string">
            <text:p>EdiR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79">
            <text:p>10879</text:p>
          </table:table-cell>
          <table:table-cell office:value-type="float" office:value="11882">
            <text:p>11882</text:p>
          </table:table-cell>
          <table:table-cell office:value-type="float" office:value="10">
            <text:p>10</text:p>
          </table:table-cell>
          <table:table-cell/>
          <table:table-cell office:value-type="float" office:value="10880">
            <text:p>10880</text:p>
          </table:table-cell>
          <table:table-cell office:value-type="float" office:value="11881">
            <text:p>1188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57">
            <text:p>13857</text:p>
          </table:table-cell>
          <table:table-cell office:value-type="float" office:value="14851">
            <text:p>14851</text:p>
          </table:table-cell>
          <table:table-cell office:value-type="float" office:value="10">
            <text:p>10</text:p>
          </table:table-cell>
          <table:table-cell/>
          <table:table-cell office:value-type="float" office:value="13858">
            <text:p>13858</text:p>
          </table:table-cell>
          <table:table-cell office:value-type="float" office:value="14821">
            <text:p>1482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022">
            <text:p>17022</text:p>
          </table:table-cell>
          <table:table-cell office:value-type="float" office:value="18067">
            <text:p>18067</text:p>
          </table:table-cell>
          <table:table-cell office:value-type="float" office:value="9">
            <text:p>9</text:p>
          </table:table-cell>
          <table:table-cell/>
          <table:table-cell office:value-type="float" office:value="17354">
            <text:p>17354</text:p>
          </table:table-cell>
          <table:table-cell office:value-type="float" office:value="18067">
            <text:p>1806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42">
            <text:p>20242</text:p>
          </table:table-cell>
          <table:table-cell office:value-type="float" office:value="21186">
            <text:p>21186</text:p>
          </table:table-cell>
          <table:table-cell office:value-type="float" office:value="10">
            <text:p>10</text:p>
          </table:table-cell>
          <table:table-cell/>
          <table:table-cell office:value-type="float" office:value="27393">
            <text:p>27393</text:p>
          </table:table-cell>
          <table:table-cell office:value-type="float" office:value="27717">
            <text:p>2771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48">
            <text:p>23548</text:p>
          </table:table-cell>
          <table:table-cell office:value-type="float" office:value="24642">
            <text:p>24642</text:p>
          </table:table-cell>
          <table:table-cell office:value-type="float" office:value="9">
            <text:p>9</text:p>
          </table:table-cell>
          <table:table-cell/>
          <table:table-cell office:value-type="float" office:value="30215">
            <text:p>30215</text:p>
          </table:table-cell>
          <table:table-cell office:value-type="float" office:value="30785">
            <text:p>3078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92">
            <text:p>27392</text:p>
          </table:table-cell>
          <table:table-cell office:value-type="float" office:value="27718">
            <text:p>27718</text:p>
          </table:table-cell>
          <table:table-cell office:value-type="float" office:value="10">
            <text:p>10</text:p>
          </table:table-cell>
          <table:table-cell/>
          <table:table-cell office:value-type="float" office:value="31853">
            <text:p>31853</text:p>
          </table:table-cell>
          <table:table-cell office:value-type="float" office:value="33043">
            <text:p>3304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42">
            <text:p>28642</text:p>
          </table:table-cell>
          <table:table-cell office:value-type="float" office:value="29058">
            <text:p>29058</text:p>
          </table:table-cell>
          <table:table-cell office:value-type="float" office:value="10">
            <text:p>10</text:p>
          </table:table-cell>
          <table:table-cell/>
          <table:table-cell office:value-type="float" office:value="34400">
            <text:p>34400</text:p>
          </table:table-cell>
          <table:table-cell office:value-type="float" office:value="35621">
            <text:p>3562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214">
            <text:p>30214</text:p>
          </table:table-cell>
          <table:table-cell office:value-type="float" office:value="30786">
            <text:p>30786</text:p>
          </table:table-cell>
          <table:table-cell office:value-type="float" office:value="10">
            <text:p>10</text:p>
          </table:table-cell>
          <table:table-cell/>
          <table:table-cell office:value-type="float" office:value="52496">
            <text:p>52496</text:p>
          </table:table-cell>
          <table:table-cell office:value-type="float" office:value="54067">
            <text:p>5406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852">
            <text:p>31852</text:p>
          </table:table-cell>
          <table:table-cell office:value-type="float" office:value="33042">
            <text:p>33042</text:p>
          </table:table-cell>
          <table:table-cell office:value-type="float" office:value="10">
            <text:p>10</text:p>
          </table:table-cell>
          <table:table-cell/>
          <table:table-cell office:value-type="float" office:value="57164">
            <text:p>57164</text:p>
          </table:table-cell>
          <table:table-cell office:value-type="float" office:value="58337">
            <text:p>5833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399">
            <text:p>34399</text:p>
          </table:table-cell>
          <table:table-cell office:value-type="float" office:value="35623">
            <text:p>35623</text:p>
          </table:table-cell>
          <table:table-cell office:value-type="float" office:value="10">
            <text:p>10</text:p>
          </table:table-cell>
          <table:table-cell/>
          <table:table-cell office:value-type="float" office:value="63264">
            <text:p>63264</text:p>
          </table:table-cell>
          <table:table-cell office:value-type="float" office:value="64337">
            <text:p>6433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050">
            <text:p>38050</text:p>
          </table:table-cell>
          <table:table-cell office:value-type="float" office:value="39284">
            <text:p>39284</text:p>
          </table:table-cell>
          <table:table-cell office:value-type="float" office:value="10">
            <text:p>10</text:p>
          </table:table-cell>
          <table:table-cell/>
          <table:table-cell office:value-type="float" office:value="67087">
            <text:p>67087</text:p>
          </table:table-cell>
          <table:table-cell office:value-type="float" office:value="68563">
            <text:p>6856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66">
            <text:p>40966</text:p>
          </table:table-cell>
          <table:table-cell office:value-type="float" office:value="41640">
            <text:p>41640</text:p>
          </table:table-cell>
          <table:table-cell office:value-type="float" office:value="8">
            <text:p>8</text:p>
          </table:table-cell>
          <table:table-cell/>
          <table:table-cell office:value-type="float" office:value="75921">
            <text:p>75921</text:p>
          </table:table-cell>
          <table:table-cell office:value-type="float" office:value="77343">
            <text:p>7734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034">
            <text:p>44034</text:p>
          </table:table-cell>
          <table:table-cell office:value-type="float" office:value="45379">
            <text:p>45379</text:p>
          </table:table-cell>
          <table:table-cell office:value-type="float" office:value="8">
            <text:p>8</text:p>
          </table:table-cell>
          <table:table-cell/>
          <table:table-cell office:value-type="float" office:value="80334">
            <text:p>80334</text:p>
          </table:table-cell>
          <table:table-cell office:value-type="float" office:value="81042">
            <text:p>8104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8228">
            <text:p>48228</text:p>
          </table:table-cell>
          <table:table-cell office:value-type="float" office:value="48568">
            <text:p>48568</text:p>
          </table:table-cell>
          <table:table-cell office:value-type="float" office:value="10">
            <text:p>10</text:p>
          </table:table-cell>
          <table:table-cell/>
          <table:table-cell office:value-type="float" office:value="85377">
            <text:p>85377</text:p>
          </table:table-cell>
          <table:table-cell office:value-type="float" office:value="86706">
            <text:p>8670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9272">
            <text:p>49272</text:p>
          </table:table-cell>
          <table:table-cell office:value-type="float" office:value="49701">
            <text:p>49701</text:p>
          </table:table-cell>
          <table:table-cell office:value-type="float" office:value="10">
            <text:p>10</text:p>
          </table:table-cell>
          <table:table-cell/>
          <table:table-cell office:value-type="float" office:value="92089">
            <text:p>92089</text:p>
          </table:table-cell>
          <table:table-cell office:value-type="float" office:value="93376">
            <text:p>9337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495">
            <text:p>52495</text:p>
          </table:table-cell>
          <table:table-cell office:value-type="float" office:value="54068">
            <text:p>54068</text:p>
          </table:table-cell>
          <table:table-cell office:value-type="float" office:value="10">
            <text:p>10</text:p>
          </table:table-cell>
          <table:table-cell/>
          <table:table-cell office:value-type="float" office:value="97567">
            <text:p>97567</text:p>
          </table:table-cell>
          <table:table-cell office:value-type="float" office:value="98943">
            <text:p>9894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103">
            <text:p>57103</text:p>
          </table:table-cell>
          <table:table-cell office:value-type="float" office:value="58337">
            <text:p>58337</text:p>
          </table:table-cell>
          <table:table-cell office:value-type="float" office:value="10">
            <text:p>10</text:p>
          </table:table-cell>
          <table:table-cell/>
          <table:table-cell office:value-type="float" office:value="102128">
            <text:p>102128</text:p>
          </table:table-cell>
          <table:table-cell office:value-type="float" office:value="103222">
            <text:p>10322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594">
            <text:p>59594</text:p>
          </table:table-cell>
          <table:table-cell office:value-type="float" office:value="59920">
            <text:p>59920</text:p>
          </table:table-cell>
          <table:table-cell office:value-type="float" office:value="11">
            <text:p>11</text:p>
          </table:table-cell>
          <table:table-cell/>
          <table:table-cell office:value-type="float" office:value="103906">
            <text:p>103906</text:p>
          </table:table-cell>
          <table:table-cell office:value-type="float" office:value="108988">
            <text:p>10898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092">
            <text:p>63092</text:p>
          </table:table-cell>
          <table:table-cell office:value-type="float" office:value="64338">
            <text:p>64338</text:p>
          </table:table-cell>
          <table:table-cell office:value-type="float" office:value="9">
            <text:p>9</text:p>
          </table:table-cell>
          <table:table-cell/>
          <table:table-cell office:value-type="float" office:value="109340">
            <text:p>109340</text:p>
          </table:table-cell>
          <table:table-cell office:value-type="float" office:value="110898">
            <text:p>11089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086">
            <text:p>67086</text:p>
          </table:table-cell>
          <table:table-cell office:value-type="float" office:value="68563">
            <text:p>68563</text:p>
          </table:table-cell>
          <table:table-cell office:value-type="float" office:value="9">
            <text:p>9</text:p>
          </table:table-cell>
          <table:table-cell/>
          <table:table-cell office:value-type="float" office:value="133716">
            <text:p>133716</text:p>
          </table:table-cell>
          <table:table-cell office:value-type="float" office:value="136883">
            <text:p>13688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5920">
            <text:p>75920</text:p>
          </table:table-cell>
          <table:table-cell office:value-type="float" office:value="77343">
            <text:p>77343</text:p>
          </table:table-cell>
          <table:table-cell office:value-type="float" office:value="9">
            <text:p>9</text:p>
          </table:table-cell>
          <table:table-cell/>
          <table:table-cell office:value-type="float" office:value="137212">
            <text:p>137212</text:p>
          </table:table-cell>
          <table:table-cell office:value-type="float" office:value="138550">
            <text:p>13855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338">
            <text:p>80338</text:p>
          </table:table-cell>
          <table:table-cell office:value-type="float" office:value="81759">
            <text:p>81759</text:p>
          </table:table-cell>
          <table:table-cell office:value-type="float" office:value="10">
            <text:p>10</text:p>
          </table:table-cell>
          <table:table-cell/>
          <table:table-cell office:value-type="float" office:value="139714">
            <text:p>139714</text:p>
          </table:table-cell>
          <table:table-cell office:value-type="float" office:value="144458">
            <text:p>144458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376">
            <text:p>85376</text:p>
          </table:table-cell>
          <table:table-cell office:value-type="float" office:value="86706">
            <text:p>8670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2087">
            <text:p>92087</text:p>
          </table:table-cell>
          <table:table-cell office:value-type="float" office:value="93376">
            <text:p>9337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7552">
            <text:p>97552</text:p>
          </table:table-cell>
          <table:table-cell office:value-type="float" office:value="98943">
            <text:p>9894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2127">
            <text:p>102127</text:p>
          </table:table-cell>
          <table:table-cell office:value-type="float" office:value="106105">
            <text:p>10610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6635">
            <text:p>106635</text:p>
          </table:table-cell>
          <table:table-cell office:value-type="float" office:value="110898">
            <text:p>110898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8874">
            <text:p>128874</text:p>
          </table:table-cell>
          <table:table-cell office:value-type="float" office:value="132558">
            <text:p>1325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2946">
            <text:p>132946</text:p>
          </table:table-cell>
          <table:table-cell office:value-type="float" office:value="133476">
            <text:p>1334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5878">
            <text:p>135878</text:p>
          </table:table-cell>
          <table:table-cell office:value-type="float" office:value="136882">
            <text:p>1368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7211">
            <text:p>137211</text:p>
          </table:table-cell>
          <table:table-cell office:value-type="float" office:value="138551">
            <text:p>13855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9713">
            <text:p>139713</text:p>
          </table:table-cell>
          <table:table-cell office:value-type="float" office:value="143301">
            <text:p>14330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P89</text:p>
          </table:table-cell>
          <table:table-cell office:value-type="string">
            <text:p>10min</text:p>
          </table:table-cell>
          <table:table-cell table:number-columns-repeated="4"/>
          <table:table-cell office:value-type="string">
            <text:p>EdiR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25">
            <text:p>9925</text:p>
          </table:table-cell>
          <table:table-cell office:value-type="float" office:value="10864">
            <text:p>10864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float" office:value="9927">
            <text:p>9927</text:p>
          </table:table-cell>
          <table:table-cell office:value-type="float" office:value="10735">
            <text:p>1073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45">
            <text:p>12845</text:p>
          </table:table-cell>
          <table:table-cell office:value-type="float" office:value="13841">
            <text:p>13841</text:p>
          </table:table-cell>
          <table:table-cell office:value-type="float" office:value="11">
            <text:p>11</text:p>
          </table:table-cell>
          <table:table-cell/>
          <table:table-cell office:value-type="float" office:value="2">
            <text:p>2</text:p>
          </table:table-cell>
          <table:table-cell office:value-type="float" office:value="12846">
            <text:p>12846</text:p>
          </table:table-cell>
          <table:table-cell office:value-type="float" office:value="13840">
            <text:p>1384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017">
            <text:p>16017</text:p>
          </table:table-cell>
          <table:table-cell office:value-type="float" office:value="17011">
            <text:p>17011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office:value-type="float" office:value="16018">
            <text:p>16018</text:p>
          </table:table-cell>
          <table:table-cell office:value-type="float" office:value="17012">
            <text:p>170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182">
            <text:p>19182</text:p>
          </table:table-cell>
          <table:table-cell office:value-type="float" office:value="20230">
            <text:p>20230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19185">
            <text:p>19185</text:p>
          </table:table-cell>
          <table:table-cell office:value-type="float" office:value="20230">
            <text:p>2023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80">
            <text:p>21780</text:p>
          </table:table-cell>
          <table:table-cell office:value-type="float" office:value="23538">
            <text:p>23538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29079">
            <text:p>29079</text:p>
          </table:table-cell>
          <table:table-cell office:value-type="float" office:value="29634">
            <text:p>296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41">
            <text:p>26241</text:p>
          </table:table-cell>
          <table:table-cell office:value-type="float" office:value="26520">
            <text:p>26520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30802">
            <text:p>30802</text:p>
          </table:table-cell>
          <table:table-cell office:value-type="float" office:value="31321">
            <text:p>313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725">
            <text:p>27725</text:p>
          </table:table-cell>
          <table:table-cell office:value-type="float" office:value="28193">
            <text:p>28193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office:value-type="float" office:value="33057">
            <text:p>33057</text:p>
          </table:table-cell>
          <table:table-cell office:value-type="float" office:value="35635">
            <text:p>356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078">
            <text:p>29078</text:p>
          </table:table-cell>
          <table:table-cell office:value-type="float" office:value="29634">
            <text:p>29634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39299">
            <text:p>39299</text:p>
          </table:table-cell>
          <table:table-cell office:value-type="float" office:value="40100">
            <text:p>401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801">
            <text:p>30801</text:p>
          </table:table-cell>
          <table:table-cell office:value-type="float" office:value="31321">
            <text:p>31321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41652">
            <text:p>41652</text:p>
          </table:table-cell>
          <table:table-cell office:value-type="float" office:value="42309">
            <text:p>4230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056">
            <text:p>33056</text:p>
          </table:table-cell>
          <table:table-cell office:value-type="float" office:value="34390">
            <text:p>34390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45488">
            <text:p>45488</text:p>
          </table:table-cell>
          <table:table-cell office:value-type="float" office:value="46726">
            <text:p>467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732">
            <text:p>35732</text:p>
          </table:table-cell>
          <table:table-cell office:value-type="float" office:value="36835">
            <text:p>36835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49712">
            <text:p>49712</text:p>
          </table:table-cell>
          <table:table-cell office:value-type="float" office:value="51043">
            <text:p>510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651">
            <text:p>41651</text:p>
          </table:table-cell>
          <table:table-cell office:value-type="float" office:value="42309">
            <text:p>42309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54796">
            <text:p>54796</text:p>
          </table:table-cell>
          <table:table-cell office:value-type="float" office:value="55607">
            <text:p>556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487">
            <text:p>45487</text:p>
          </table:table-cell>
          <table:table-cell office:value-type="float" office:value="46726">
            <text:p>46726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58421">
            <text:p>58421</text:p>
          </table:table-cell>
          <table:table-cell office:value-type="float" office:value="59594">
            <text:p>595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711">
            <text:p>49711</text:p>
          </table:table-cell>
          <table:table-cell office:value-type="float" office:value="51044">
            <text:p>51044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59949">
            <text:p>59949</text:p>
          </table:table-cell>
          <table:table-cell office:value-type="float" office:value="61121">
            <text:p>611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795">
            <text:p>54795</text:p>
          </table:table-cell>
          <table:table-cell office:value-type="float" office:value="55606">
            <text:p>55606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64363">
            <text:p>64363</text:p>
          </table:table-cell>
          <table:table-cell office:value-type="float" office:value="65681">
            <text:p>6568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354">
            <text:p>58354</text:p>
          </table:table-cell>
          <table:table-cell office:value-type="float" office:value="59920">
            <text:p>59920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68786">
            <text:p>68786</text:p>
          </table:table-cell>
          <table:table-cell office:value-type="float" office:value="74373">
            <text:p>7437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168">
            <text:p>65168</text:p>
          </table:table-cell>
          <table:table-cell office:value-type="float" office:value="65680">
            <text:p>65680</text:p>
          </table:table-cell>
          <table:table-cell office:value-type="float" office:value="9">
            <text:p>9</text:p>
          </table:table-cell>
          <table:table-cell/>
          <table:table-cell office:value-type="float" office:value="17">
            <text:p>17</text:p>
          </table:table-cell>
          <table:table-cell office:value-type="float" office:value="77362">
            <text:p>77362</text:p>
          </table:table-cell>
          <table:table-cell office:value-type="float" office:value="78788">
            <text:p>7878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578">
            <text:p>68578</text:p>
          </table:table-cell>
          <table:table-cell office:value-type="float" office:value="74372">
            <text:p>74372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81779">
            <text:p>81779</text:p>
          </table:table-cell>
          <table:table-cell office:value-type="float" office:value="83150">
            <text:p>831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7344">
            <text:p>77344</text:p>
          </table:table-cell>
          <table:table-cell office:value-type="float" office:value="78786">
            <text:p>78786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 office:value-type="float" office:value="93537">
            <text:p>93537</text:p>
          </table:table-cell>
          <table:table-cell office:value-type="float" office:value="94913">
            <text:p>949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778">
            <text:p>81778</text:p>
          </table:table-cell>
          <table:table-cell office:value-type="float" office:value="83151">
            <text:p>8315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office:value-type="float" office:value="96612">
            <text:p>96612</text:p>
          </table:table-cell>
          <table:table-cell office:value-type="float" office:value="97552">
            <text:p>975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389">
            <text:p>93389</text:p>
          </table:table-cell>
          <table:table-cell office:value-type="float" office:value="94912">
            <text:p>94912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101169">
            <text:p>101169</text:p>
          </table:table-cell>
          <table:table-cell office:value-type="float" office:value="102118">
            <text:p>1021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6599">
            <text:p>96599</text:p>
          </table:table-cell>
          <table:table-cell office:value-type="float" office:value="97552">
            <text:p>9755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0776">
            <text:p>100776</text:p>
          </table:table-cell>
          <table:table-cell office:value-type="float" office:value="102118">
            <text:p>102118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P02</text:p>
          </table:table-cell>
          <table:table-cell office:value-type="string">
            <text:p>10min</text:p>
          </table:table-cell>
          <table:table-cell table:number-columns-repeated="4"/>
          <table:table-cell office:value-type="string">
            <text:p>EdiR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34">
            <text:p>8234</text:p>
          </table:table-cell>
          <table:table-cell office:value-type="float" office:value="9137">
            <text:p>9137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11893">
            <text:p>11893</text:p>
          </table:table-cell>
          <table:table-cell office:value-type="float" office:value="12832">
            <text:p>128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92">
            <text:p>11892</text:p>
          </table:table-cell>
          <table:table-cell office:value-type="float" office:value="12832">
            <text:p>1283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14947">
            <text:p>14947</text:p>
          </table:table-cell>
          <table:table-cell office:value-type="float" office:value="15537">
            <text:p>155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948">
            <text:p>14948</text:p>
          </table:table-cell>
          <table:table-cell office:value-type="float" office:value="15432">
            <text:p>15432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8078">
            <text:p>18078</text:p>
          </table:table-cell>
          <table:table-cell office:value-type="float" office:value="19171">
            <text:p>1917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76">
            <text:p>18076</text:p>
          </table:table-cell>
          <table:table-cell office:value-type="float" office:value="19147">
            <text:p>19147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29650">
            <text:p>29650</text:p>
          </table:table-cell>
          <table:table-cell office:value-type="float" office:value="30207">
            <text:p>302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99">
            <text:p>21199</text:p>
          </table:table-cell>
          <table:table-cell office:value-type="float" office:value="21925">
            <text:p>21925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31330">
            <text:p>31330</text:p>
          </table:table-cell>
          <table:table-cell office:value-type="float" office:value="31829">
            <text:p>318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70">
            <text:p>26770</text:p>
          </table:table-cell>
          <table:table-cell office:value-type="float" office:value="27208">
            <text:p>27208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37090">
            <text:p>37090</text:p>
          </table:table-cell>
          <table:table-cell office:value-type="float" office:value="37139">
            <text:p>37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208">
            <text:p>28208</text:p>
          </table:table-cell>
          <table:table-cell office:value-type="float" office:value="28626">
            <text:p>28626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office:value-type="float" office:value="42322">
            <text:p>42322</text:p>
          </table:table-cell>
          <table:table-cell office:value-type="float" office:value="43123">
            <text:p>431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649">
            <text:p>29649</text:p>
          </table:table-cell>
          <table:table-cell office:value-type="float" office:value="30208">
            <text:p>30208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46737">
            <text:p>46737</text:p>
          </table:table-cell>
          <table:table-cell office:value-type="float" office:value="48209">
            <text:p>482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330">
            <text:p>31330</text:p>
          </table:table-cell>
          <table:table-cell office:value-type="float" office:value="31843">
            <text:p>31843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51060">
            <text:p>51060</text:p>
          </table:table-cell>
          <table:table-cell office:value-type="float" office:value="52481">
            <text:p>5248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089">
            <text:p>37089</text:p>
          </table:table-cell>
          <table:table-cell office:value-type="float" office:value="38038">
            <text:p>38038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55668">
            <text:p>55668</text:p>
          </table:table-cell>
          <table:table-cell office:value-type="float" office:value="57269">
            <text:p>572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109">
            <text:p>40109</text:p>
          </table:table-cell>
          <table:table-cell office:value-type="float" office:value="40820">
            <text:p>40820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59949">
            <text:p>59949</text:p>
          </table:table-cell>
          <table:table-cell office:value-type="float" office:value="61121">
            <text:p>611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321">
            <text:p>42321</text:p>
          </table:table-cell>
          <table:table-cell office:value-type="float" office:value="43123">
            <text:p>43123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64704">
            <text:p>64704</text:p>
          </table:table-cell>
          <table:table-cell office:value-type="float" office:value="65832">
            <text:p>6583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6736">
            <text:p>46736</text:p>
          </table:table-cell>
          <table:table-cell office:value-type="float" office:value="48210">
            <text:p>48210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office:value-type="float" office:value="66367">
            <text:p>66367</text:p>
          </table:table-cell>
          <table:table-cell office:value-type="float" office:value="67024">
            <text:p>670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059">
            <text:p>51059</text:p>
          </table:table-cell>
          <table:table-cell office:value-type="float" office:value="52482">
            <text:p>5248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office:value-type="float" office:value="74954">
            <text:p>74954</text:p>
          </table:table-cell>
          <table:table-cell office:value-type="float" office:value="75904">
            <text:p>759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667">
            <text:p>55667</text:p>
          </table:table-cell>
          <table:table-cell office:value-type="float" office:value="57088">
            <text:p>57088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78805">
            <text:p>78805</text:p>
          </table:table-cell>
          <table:table-cell office:value-type="float" office:value="79758">
            <text:p>7975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933">
            <text:p>59933</text:p>
          </table:table-cell>
          <table:table-cell office:value-type="float" office:value="61220">
            <text:p>61220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83152">
            <text:p>83152</text:p>
          </table:table-cell>
          <table:table-cell office:value-type="float" office:value="84786">
            <text:p>847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681">
            <text:p>65681</text:p>
          </table:table-cell>
          <table:table-cell office:value-type="float" office:value="67025">
            <text:p>67025</text:p>
          </table:table-cell>
          <table:table-cell office:value-type="float" office:value="9">
            <text:p>9</text:p>
          </table:table-cell>
          <table:table-cell/>
          <table:table-cell office:value-type="float" office:value="17">
            <text:p>17</text:p>
          </table:table-cell>
          <table:table-cell office:value-type="float" office:value="86708">
            <text:p>86708</text:p>
          </table:table-cell>
          <table:table-cell office:value-type="float" office:value="87611">
            <text:p>876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4427">
            <text:p>74427</text:p>
          </table:table-cell>
          <table:table-cell office:value-type="float" office:value="75904">
            <text:p>75904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88109">
            <text:p>88109</text:p>
          </table:table-cell>
          <table:table-cell office:value-type="float" office:value="88965">
            <text:p>8896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8804">
            <text:p>78804</text:p>
          </table:table-cell>
          <table:table-cell office:value-type="float" office:value="79759">
            <text:p>79759</text:p>
          </table:table-cell>
          <table:table-cell office:value-type="float" office:value="9">
            <text:p>9</text:p>
          </table:table-cell>
          <table:table-cell/>
          <table:table-cell office:value-type="float" office:value="19">
            <text:p>19</text:p>
          </table:table-cell>
          <table:table-cell office:value-type="float" office:value="89309">
            <text:p>89309</text:p>
          </table:table-cell>
          <table:table-cell office:value-type="float" office:value="91945">
            <text:p>9194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3161">
            <text:p>83161</text:p>
          </table:table-cell>
          <table:table-cell office:value-type="float" office:value="84787">
            <text:p>84787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office:value-type="float" office:value="95163">
            <text:p>95163</text:p>
          </table:table-cell>
          <table:table-cell office:value-type="float" office:value="96495">
            <text:p>9649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6719">
            <text:p>86719</text:p>
          </table:table-cell>
          <table:table-cell office:value-type="float" office:value="88108">
            <text:p>88108</text:p>
          </table:table-cell>
          <table:table-cell office:value-type="float" office:value="10">
            <text:p>10</text:p>
          </table:table-cell>
          <table:table-cell/>
          <table:table-cell office:value-type="float" office:value="21">
            <text:p>21</text:p>
          </table:table-cell>
          <table:table-cell office:value-type="float" office:value="99645">
            <text:p>99645</text:p>
          </table:table-cell>
          <table:table-cell office:value-type="float" office:value="100766">
            <text:p>1007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451">
            <text:p>88451</text:p>
          </table:table-cell>
          <table:table-cell office:value-type="float" office:value="91944">
            <text:p>91944</text:p>
          </table:table-cell>
          <table:table-cell office:value-type="float" office:value="10">
            <text:p>10</text:p>
          </table:table-cell>
          <table:table-cell/>
          <table:table-cell office:value-type="float" office:value="22">
            <text:p>22</text:p>
          </table:table-cell>
          <table:table-cell office:value-type="float" office:value="111872">
            <text:p>111872</text:p>
          </table:table-cell>
          <table:table-cell office:value-type="float" office:value="112419">
            <text:p>1124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4927">
            <text:p>94927</text:p>
          </table:table-cell>
          <table:table-cell office:value-type="float" office:value="96496">
            <text:p>96496</text:p>
          </table:table-cell>
          <table:table-cell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113430">
            <text:p>113430</text:p>
          </table:table-cell>
          <table:table-cell office:value-type="float" office:value="113488">
            <text:p>11348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957">
            <text:p>98957</text:p>
          </table:table-cell>
          <table:table-cell office:value-type="float" office:value="100766">
            <text:p>100766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113938">
            <text:p>113938</text:p>
          </table:table-cell>
          <table:table-cell office:value-type="float" office:value="114082">
            <text:p>1140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0958">
            <text:p>110958</text:p>
          </table:table-cell>
          <table:table-cell office:value-type="float" office:value="112444">
            <text:p>112444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3262">
            <text:p>113262</text:p>
          </table:table-cell>
          <table:table-cell office:value-type="float" office:value="113602">
            <text:p>11360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3937">
            <text:p>113937</text:p>
          </table:table-cell>
          <table:table-cell office:value-type="float" office:value="118685">
            <text:p>118685</text:p>
          </table:table-cell>
          <table:table-cell office:value-type="float" office:value="11">
            <text:p>1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8">28/07/2010</text:date>, <text:time>11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odeujj </meta:initial-creator>
    <meta:creation-date>2010-07-27T15:34:26</meta:creation-date>
    <meta:generator>OpenOffice.org/3.1$Unix OpenOffice.org_project/310m19$Build-9420</meta:generator>
    <dc:date>2010-07-28T11:30:51</dc:date>
    <dc:creator>brodeujj </dc:creator>
    <meta:editing-duration>PT00H53M36S</meta:editing-duration>
    <meta:editing-cycles>2</meta:editing-cycles>
    <meta:document-statistic meta:table-count="3" meta:cell-count="583" meta:object-count="0"/>
  </office:meta>
</office:document-meta>
</file>